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28cm" svg:height="2.567cm" svg:x="1.354cm" svg:y="1.316cm">
          <text:p text:style-name="P1">[0,2]</text:p>
        </draw:rect>
        <draw:rect draw:style-name="gr1" draw:text-style-name="P1" draw:layer="layout" svg:width="2.528cm" svg:height="2.567cm" svg:x="3.854cm" svg:y="1.317cm">
          <text:p text:style-name="P1">[1,2]</text:p>
        </draw:rect>
        <draw:rect draw:style-name="gr1" draw:text-style-name="P1" draw:layer="layout" svg:width="2.528cm" svg:height="2.567cm" svg:x="6.354cm" svg:y="1.318cm">
          <text:p text:style-name="P1">[2,2]</text:p>
        </draw:rect>
        <draw:rect draw:style-name="gr1" draw:text-style-name="P1" draw:layer="layout" svg:width="2.528cm" svg:height="2.567cm" svg:x="1.354cm" svg:y="3.817cm">
          <text:p text:style-name="P1">[0,1]</text:p>
        </draw:rect>
        <draw:rect draw:style-name="gr1" draw:text-style-name="P1" draw:layer="layout" svg:width="2.528cm" svg:height="2.567cm" svg:x="3.854cm" svg:y="3.818cm">
          <text:p text:style-name="P1">[1,1]</text:p>
        </draw:rect>
        <draw:rect draw:style-name="gr1" draw:text-style-name="P1" draw:layer="layout" svg:width="2.528cm" svg:height="2.567cm" svg:x="6.354cm" svg:y="3.819cm">
          <text:p text:style-name="P1">[2,1]</text:p>
        </draw:rect>
        <draw:rect draw:style-name="gr1" draw:text-style-name="P1" draw:layer="layout" svg:width="2.528cm" svg:height="2.567cm" svg:x="1.354cm" svg:y="6.318cm">
          <text:p text:style-name="P1">[0,0]</text:p>
        </draw:rect>
        <draw:rect draw:style-name="gr1" draw:text-style-name="P1" draw:layer="layout" svg:width="2.528cm" svg:height="2.567cm" svg:x="3.854cm" svg:y="6.319cm">
          <text:p text:style-name="P1">[1,0]</text:p>
        </draw:rect>
        <draw:rect draw:style-name="gr1" draw:text-style-name="P1" draw:layer="layout" svg:width="2.528cm" svg:height="2.567cm" svg:x="6.354cm" svg:y="6.32cm">
          <text:p text:style-name="P1">[2,0]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wel Dlotko</meta:initial-creator>
    <meta:creation-date>2017-10-17T12:16:44</meta:creation-date>
    <meta:generator>OpenOffice/4.1.2$Unix OpenOffice.org_project/412m3$Build-9782</meta:generator>
    <dc:date>2017-10-17T12:20:03</dc:date>
    <dc:creator>Pawel Dlotko</dc:creator>
    <meta:editing-duration>PT3M19S</meta:editing-duration>
    <meta:editing-cycles>4</meta:editing-cycles>
    <meta:document-statistic meta:object-count="9"/>
  </office:meta>
</office:document-meta>
</file>